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0cm" svg:height="50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11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5.5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11.5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5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11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5.5cm" svg:y="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11.5cm" svg:y="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0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6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0.5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6.5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0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6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0.5cm" svg:y="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26.5cm" svg:y="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35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41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35.5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41.5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35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41.5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35.5cm" svg:y="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cm" svg:x="41.5cm" svg:y="3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24T23:44:27</meta:creation-date>
    <dc:date>2015-07-25T00:18:29</dc:date>
    <meta:editing-duration>PT13M17S</meta:editing-duration>
    <meta:editing-cycles>2</meta:editing-cycles>
    <meta:generator>LibreOffice/3.5$Linux_X86_64 LibreOffice_project/350m1$Build-2</meta:generator>
    <meta:document-statistic meta:object-count="25"/>
  </office:meta>
</office:document-meta>
</file>